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5.5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4"/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float" office:value="0">
            <text:p>0.00000000000000000000</text:p>
          </table:table-cell>
          <table:table-cell table:style-name="ce1" office:value-type="float" office:value="10">
            <text:p>10.00000000000000000000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style-name="ce1" office:value-type="float" office:value="0.0018">
            <text:p>0.00180000000000000000</text:p>
          </table:table-cell>
          <table:table-cell table:style-name="ce1" office:value-type="float" office:value="9.942043296">
            <text:p>9.94204329600000000000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style-name="ce1" office:value-type="float" office:value="0.009">
            <text:p>0.00900000000000000000</text:p>
          </table:table-cell>
          <table:table-cell table:style-name="ce1" office:value-type="float" office:value="9.901770245">
            <text:p>9.90177024500000000000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style-name="ce1" office:value-type="float" office:value="0.018">
            <text:p>0.01800000000000000000</text:p>
          </table:table-cell>
          <table:table-cell table:style-name="ce1" office:value-type="float" office:value="9.893161469">
            <text:p>9.89316146900000000000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style-name="ce1" office:value-type="float" office:value="0.036">
            <text:p>0.03600000000000000000</text:p>
          </table:table-cell>
          <table:table-cell table:style-name="ce1" office:value-type="float" office:value="9.888358047">
            <text:p>9.88835804700000000000</text:p>
          </table:table-cell>
          <table:table-cell table:style-name="ce3" table:number-columns-repeated="1022"/>
        </table:table-row>
        <table:table-row table:style-name="ro1">
          <table:table-cell table:style-name="ce1" office:value-type="float" office:value="0.072">
            <text:p>0.07200000000000000000</text:p>
          </table:table-cell>
          <table:table-cell table:style-name="ce1" office:value-type="float" office:value="9.885816894">
            <text:p>9.88581689400000000000</text:p>
          </table:table-cell>
          <table:table-cell table:style-name="ce3" table:number-columns-repeated="1022"/>
        </table:table-row>
        <table:table-row table:style-name="ro1">
          <table:table-cell table:style-name="ce1" office:value-type="float" office:value="0.1008">
            <text:p>0.10080000000000000000</text:p>
          </table:table-cell>
          <table:table-cell table:style-name="ce1" office:value-type="float" office:value="9.885072845">
            <text:p>9.88507284500000000000</text:p>
          </table:table-cell>
          <table:table-cell table:style-name="ce3" table:number-columns-repeated="1022"/>
        </table:table-row>
        <table:table-row table:style-name="ro1">
          <table:table-cell table:style-name="ce1" office:value-type="float" office:value="0.144">
            <text:p>0.14400000000000000000</text:p>
          </table:table-cell>
          <table:table-cell table:style-name="ce1" office:value-type="float" office:value="9.884509426">
            <text:p>9.88450942600000000000</text:p>
          </table:table-cell>
          <table:table-cell table:style-name="ce3" table:number-columns-repeated="1022"/>
        </table:table-row>
        <table:table-row table:style-name="ro1">
          <table:table-cell table:style-name="ce1" office:value-type="float" office:value="0.18">
            <text:p>0.18000000000000000000</text:p>
          </table:table-cell>
          <table:table-cell table:style-name="ce1" office:value-type="float" office:value="9.884244903">
            <text:p>9.88424490300000000000</text:p>
          </table:table-cell>
          <table:table-cell table:style-name="ce3" table:number-columns-repeated="1022"/>
        </table:table-row>
        <table:table-row table:style-name="ro1" table:number-rows-repeated="2">
          <table:table-cell table:style-name="ce2" table:number-columns-repeated="2"/>
          <table:table-cell table:style-name="ce3" table:number-columns-repeated="1022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 table:number-rows-repeated="65524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20" number:min-integer-digits="1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29/02/2012</text:date>, <text:time>00:1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Andrés Pías</dc:creator>
    <meta:creation-date>2012-01-19T00:44:35Z</meta:creation-date>
    <dc:date>2012-02-29T00:17:24.59</dc:date>
    <meta:editing-cycles>8</meta:editing-cycles>
    <meta:editing-duration>PT23M31S</meta:editing-duration>
    <meta:document-statistic meta:table-count="1" meta:cell-count="18" meta:object-count="0"/>
  </office:meta>
</office:document-meta>
</file>